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Standard" style:font-family-generic="roman" style:font-pitch="variable" style:font-charset="x-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color="#3399ff"/>
    </style:style>
    <style:style style:name="P2" style:family="paragraph" style:parent-style-name="Heading_20_2">
      <style:text-properties fo:color="#3399ff" officeooo:paragraph-rsid="001bd890"/>
    </style:style>
    <style:style style:name="P3" style:family="paragraph" style:parent-style-name="List_20_Bullet">
      <style:paragraph-properties fo:margin-left="0.635cm" fo:margin-right="0cm" fo:text-indent="0cm" style:auto-text-indent="false"/>
      <style:text-properties fo:color="#000000"/>
    </style:style>
    <style:style style:name="P4" style:family="paragraph" style:parent-style-name="List_20_Bullet" style:list-style-name="WWNum1"/>
    <style:style style:name="P5" style:family="paragraph" style:parent-style-name="List_20_Bullet" style:list-style-name="WWNum1">
      <style:text-properties fo:color="#000000"/>
    </style:style>
    <style:style style:name="P6" style:family="paragraph" style:parent-style-name="List_20_Bullet" style:list-style-name="WWNum1">
      <style:text-properties fo:color="#000000" officeooo:paragraph-rsid="001bd890"/>
    </style:style>
    <style:style style:name="P7" style:family="paragraph" style:parent-style-name="List_20_Bullet" style:list-style-name="WWNum1">
      <style:text-properties fo:color="#000000" officeooo:rsid="001bd890" officeooo:paragraph-rsid="001bd890"/>
    </style:style>
    <style:style style:name="P8" style:family="paragraph" style:parent-style-name="Title" style:master-page-name="Standard">
      <style:paragraph-properties style:page-number="auto"/>
    </style:style>
    <style:style style:name="T1" style:family="text">
      <style:text-properties officeooo:rsid="001bd890"/>
    </style:style>
    <style:style style:name="T2" style:family="text">
      <style:text-properties officeooo:rsid="001da7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oBack"/>Lastenheft 1920Parser</text:p>
      <text:h text:style-name="Heading_20_1" text:outline-level="1">Ausgangssituation</text:h>
      <text:p text:style-name="Standard">Die Entwickler der Abteilung Warehouse der Phoenix Group IT GmbH müssen bei Kundenreklamationen und Programmänderungen häufig Daten aus Logdateien analysieren.</text:p>
      <text:p text:style-name="Standard">Dazu suchen sie gegenwärtig in der Logdatei anhand eines Suchkriteriums (z. B. eine Kundennummer) einen Datenstrom heraus.</text:p>
      <text:p text:style-name="Standard">Aus diesem Datenstrom zählen sie einer Schemadatei entsprechend die richtige Anzahl Bytes ab, um die Bedeutung des Datenstroms herauszufinden.</text:p>
      <text:p text:style-name="Standard">Das gegenwärtige Vorgehen zeitaufwändig und auch fehleranfällig.</text:p>
      <text:p text:style-name="Standard"/>
      <text:h text:style-name="Heading_20_1" text:outline-level="1">Zielsetzung</text:h>
      <text:p text:style-name="Standard">Daher soll ein Programm geschrieben werden, das einen Datenstrom automatisch anhand eines Schemas zergliedern kann. Die maximale Projektdauer beträgt 70 Stunden.</text:p>
      <text:h text:style-name="Heading_20_1" text:outline-level="1">Produkteinsatz</text:h>
      <text:p text:style-name="Standard">Das Programm soll auf den Entwicklerrechnern der Phoenix Group IT GmbH unter Windows 7 laufen. Benutzer sind die Entwickler der Abteilung Warehouse der Phoenix Group IT GmbH. Das Programm interagiert nicht unmittelbar mit anderen Systemen. Die Benutzer kopieren die benötigten Angaben direkt in das Programm.</text:p>
      <text:h text:style-name="Heading_20_1" text:outline-level="1">Funktionale Anforderungen</text:h>
      <text:h text:style-name="Heading_20_2" text:outline-level="2">Beispiel</text:h>
      <text:h text:style-name="Heading_20_3" text:outline-level="3">Schema:</text:h>
      <text:p text:style-name="Standard">01 Daten</text:p>
      <text:p text:style-name="Standard"><text:tab/>03 Personendaten Kommentar</text:p>
      <text:p text:style-name="Standard"><text:tab/><text:tab/>05 Vorname C 5 <text:s text:c="7"/>5 Bytes vom Typ char mit Namen ”Vorname”</text:p>
      <text:p text:style-name="Standard"><text:tab/><text:tab/>05 Nachname C 4 <text:s text:c="6"/>4 Byte langer Nachname</text:p>
      <text:p text:style-name="Standard"><text:s text:c="3"/>R03 Gesamter-Name C 9 <text:s text:c="5"/>Redefiniert den Bereich zuvor, hat die gleichen Werte</text:p>
      <text:p text:style-name="Standard"><text:s text:c="4"/>03 Bestellungen 2 <text:s text:c="8"/>Ein ”Array”, mit Länge 2</text:p>
      <text:p text:style-name="Standard"><text:s text:c="8"/>05 Artikelnr N 4 <text:s text:c="5"/>4 Byte lange Artikelnr</text:p>
      <text:p text:style-name="Standard"><text:tab/><text:tab/></text:p>
      <text:p text:style-name="Standard"><text:tab/><text:tab/></text:p>
      <text:h text:style-name="Heading_20_3" text:outline-level="3">Datenstrom:</text:h>
      <text:p text:style-name="Standard"><text:tab/>VN~~~NN~~1234~~~~</text:p>
      <text:p text:style-name="Standard"><text:tab/></text:p>
      <text:h text:style-name="Heading_20_3" text:outline-level="3">Gewünschte Anzeige:</text:h>
      <text:p text:style-name="Standard">01 Daten</text:p>
      <text:p text:style-name="Standard"><text:s text:c="4"/>03 Personendaten</text:p>
      <text:p text:style-name="Standard"><text:s text:c="8"/>05 Vorname=VN~~~</text:p>
      <text:p text:style-name="Standard"><text:s text:c="8"/>05 Nachname=NN~~</text:p>
      <text:p text:style-name="Standard"><text:s text:c="3"/>R03 Gesamter-Name=VN~~~NN~~</text:p>
      <text:p text:style-name="Standard"><text:s text:c="4"/>03 Bestellungen(1)</text:p>
      <text:p text:style-name="Standard"><text:s text:c="8"/>05 Artikelnr=1234</text:p>
      <text:p text:style-name="Standard"><text:s text:c="4"/>03 Bestellungen(2)</text:p>
      <text:p text:style-name="Standard"><text:s text:c="8"/>05 Artikelnr=~~~~</text:p>
      <text:p text:style-name="Standard"/>
      <text:h text:style-name="P1" text:outline-level="2">Muss-Kriterien:</text:h>
      <text:list xml:id="list231936435371510646" text:style-name="WWNum1">
        <text:list-item>
          <text:p text:style-name="P5">Datenstrom und Schema müssen frei angegeben werden können.</text:p>
        </text:list-item>
        <text:list-item>
          <text:p text:style-name="P5">Das Programm muss den Datenstrom anhand des Schemas zergliedert anzeigen.</text:p>
        </text:list-item>
      </text:list>
      <text:h text:style-name="P2" text:outline-level="2"><text:span text:style-name="T1">Soll</text:span>-Kriterien:</text:h>
      <text:list xml:id="list85435878950681" text:continue-numbering="true" text:style-name="WWNum1">
        <text:list-item>
          <text:p text:style-name="P7">Benutzer sollen ein eingegebenes Schemas speichern können.</text:p>
        </text:list-item>
        <text:list-item>
          <text:p text:style-name="P7">Benutzer sollen gespeicherte Schemas laden können.</text:p>
        </text:list-item>
      </text:list>
      <text:h text:style-name="P1" text:outline-level="2">Kann-Kriterien:</text:h>
      <text:list xml:id="list85435444993230" text:continue-numbering="true" text:style-name="WWNum1">
        <text:list-item>
          <text:p text:style-name="P5">Anhand des Transaktionscodes im Datenstrom soll das richtige Schema - falls vorhanden - automatisch ausgewählt werden.</text:p>
        </text:list-item>
        <text:list-item>
          <text:p text:style-name="P5">Alle Datenströme sind 1920 Byte lang und sequentiell in Logdateien abgespeichert. </text:p>
        </text:list-item>
      </text:list>
      <text:p text:style-name="P3">Der Benutzer soll ein Kriterium angeben können, anhand dessen die passenden Datenströme aus der Logdatei ausgewählt werden.</text:p>
      <text:list xml:id="list85436966148945" text:continue-numbering="true" text:style-name="WWNum1">
        <text:list-item>
          <text:p text:style-name="P5">Länge-Felder können Angaben zur Anzahl Nachkommastellen haben. Das Programm soll an der richtigen Stelle ein Komma einfügen.</text:p>
        </text:list-item>
        <text:list-item>
          <text:p text:style-name="P5"><text:span text:style-name="T1">Variablenzeilen sollen ausgeblendet werden können</text:span>.</text:p>
        </text:list-item>
      </text:list>
      <text:h text:style-name="P2" text:outline-level="2">Ausschluss-Kriterien</text:h>
      <text:list xml:id="list85435856232353" text:continue-numbering="true" text:style-name="WWNum1">
        <text:list-item>
          <text:p text:style-name="P6">Das Programm soll Schema und Datenstrom nicht auf Korrektheit oder Plausibilität prüfen</text:p>
          <text:p text:style-name="P6">(z. B. doppelte Variablennamen, Redefines ohne Vorgänger, ungültige Stufennummern, <text:span text:style-name="T1">Bytelänge 0, Char mit Nachkommastellen</text:span>).</text:p>
        </text:list-item>
      </text:list>
      <text:p text:style-name="Standard"/>
      <text:h text:style-name="Heading_20_1" text:outline-level="1">Nichtfunktionale Anforderungen</text:h>
      <text:p text:style-name="Standard">Es gibt derzeit keine Pläne, das Programm später zu erweitern oder anders einzusetzen, für die Zukunft ausgeschlossen werden kann es aber nicht. Das Programm muss nicht unbedingt schnell sein, einige Sekunden Bearbeitungszeit sind auch noch OK.</text:p>
      <text:h text:style-name="Heading_20_1" text:outline-level="1">Abnahmekriterien und Qualitätsanforderungen</text:h>
      <text:list xml:id="list85436782490956" text:continue-numbering="true" text:style-name="WWNum1">
        <text:list-item>
          <text:p text:style-name="P4">Datenströme müssen korrekt zergliedert werden.</text:p>
        </text:list-item>
        <text:list-item>
          <text:p text:style-name="P4">Die Maximale Projektdauer sind 70 Stunde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Standard" style:font-family-generic="roman" style:font-pitch="variable" style:font-charset="x-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353cm" loext:contextual-spacing="true"/>
    </style:style>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RER René</meta:initial-creator>
    <meta:editing-cycles>4</meta:editing-cycles>
    <meta:creation-date>2016-04-14T07:53:00</meta:creation-date>
    <dc:date>2016-05-15T08:54:34.861000000</dc:date>
    <meta:editing-duration>PT12M31S</meta:editing-duration>
    <meta:generator>LibreOffice/4.4.7.2$Windows_x86 LibreOffice_project/f3153a8b245191196a4b6b9abd1d0da16eead600</meta:generator>
    <meta:document-statistic meta:table-count="0" meta:image-count="0" meta:object-count="0" meta:page-count="1" meta:paragraph-count="55" meta:word-count="404" meta:character-count="3074" meta:non-whitespace-character-count="2629"/>
    <meta:user-defined meta:name="AppVersion">14.0000</meta:user-defined>
    <meta:user-defined meta:name="Company">PHOENI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